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eis /Stück</text:p>
          </table:table-cell>
          <table:table-cell office:value-type="string" calcext:value-type="string">
            <text:p>Preis / Fix</text:p>
          </table:table-cell>
          <table:table-cell/>
          <table:table-cell office:value-type="string" calcext:value-type="string">
            <text:p>Preis mit vorhandenen Platinen etc.</text:p>
          </table:table-cell>
        </table:table-row>
        <table:table-row table:style-name="ro1">
          <table:table-cell office:value-type="string" calcext:value-type="string">
            <text:p>Bauteile</text:p>
          </table:table-cell>
          <table:table-cell office:value-type="currency" office:currency="EUR" office:value="15.57" calcext:value-type="currency">
            <text:p>15,57 €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string" calcext:value-type="string">
            <text:p>Bauteile</text:p>
          </table:table-cell>
          <table:table-cell table:style-name="ce1" office:value-type="currency" office:currency="EUR" office:value="18.07" calcext:value-type="currency">
            <text:p>18,07 €</text:p>
          </table:table-cell>
        </table:table-row>
        <table:table-row table:style-name="ro1">
          <table:table-cell office:value-type="string" calcext:value-type="string">
            <text:p>FTDI/USB</text:p>
          </table:table-cell>
          <table:table-cell office:value-type="currency" office:currency="EUR" office:value="1.98" calcext:value-type="currency">
            <text:p>1,98 €</text:p>
          </table:table-cell>
          <table:table-cell office:value-type="currency" office:currency="EUR" office:value="1.17" calcext:value-type="currency">
            <text:p>1,17 €</text:p>
          </table:table-cell>
          <table:table-cell office:value-type="string" calcext:value-type="string">
            <text:p>FTDI Adapter</text:p>
          </table:table-cell>
          <table:table-cell table:style-name="ce1" office:value-type="currency" office:currency="EUR" office:value="1.98" calcext:value-type="currency">
            <text:p>1,98 €</text:p>
          </table:table-cell>
        </table:table-row>
        <table:table-row table:style-name="ro1">
          <table:table-cell office:value-type="string" calcext:value-type="string">
            <text:p>Platinen</text:p>
          </table:table-cell>
          <table:table-cell office:value-type="currency" office:currency="EUR" office:value="1.42" calcext:value-type="currency">
            <text:p>1,42 €</text:p>
          </table:table-cell>
          <table:table-cell office:value-type="currency" office:currency="EUR" office:value="14.03" calcext:value-type="currency">
            <text:p>14,03 €</text:p>
          </table:table-cell>
          <table:table-cell office:value-type="string" calcext:value-type="string">
            <text:p>Versand</text:p>
          </table:table-cell>
          <table:table-cell table:style-name="ce1" office:value-type="currency" office:currency="EUR" office:value="5.59" calcext:value-type="currency">
            <text:p>5,59 €</text:p>
          </table:table-cell>
        </table:table-row>
        <table:table-row table:style-name="ro1">
          <table:table-cell office:value-type="string" calcext:value-type="string">
            <text:p>Filament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" calcext:value-type="currency">
            <text:p>15,90 €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rauben</text:p>
          </table:table-cell>
          <table:table-cell office:value-type="currency" office:currency="EUR" office:value="2.99" calcext:value-type="currency">
            <text:p>2,99 €</text:p>
          </table:table-cell>
          <table:table-cell office:value-type="currency" office:currency="EUR" office:value="0" calcext:value-type="currency">
            <text:p>0,00 €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O R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style-name="ce1"/>
        </table:table-row>
        <table:table-row table:style-name="ro1" table:number-rows-repeated="2">
          <table:table-cell table:number-columns-repeated="4"/>
          <table:table-cell table:style-name="ce1"/>
        </table:table-row>
        <table:table-row table:style-name="ro1">
          <table:table-cell/>
          <table:table-cell table:formula="of:=SUM([.B2:.B8])" office:value-type="currency" office:currency="EUR" office:value="21.96" calcext:value-type="currency">
            <text:p>21,96 €</text:p>
          </table:table-cell>
          <table:table-cell table:formula="of:=SUM([.C2:.C8])" office:value-type="currency" office:currency="EUR" office:value="37.05" calcext:value-type="currency">
            <text:p>37,05 €</text:p>
          </table:table-cell>
          <table:table-cell/>
          <table:table-cell table:style-name="ce1" table:formula="of:=SUM([.E2:.E8])" office:value-type="currency" office:currency="EUR" office:value="25.64" calcext:value-type="currency">
            <text:p>25,64 €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.00.0000</text:date>, <text:time style:data-style-name="N2" text:time-value="13:24:28.812970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20:00:29.843153378</meta:creation-date>
    <dc:date>2021-11-03T13:46:14.907348523</dc:date>
    <meta:editing-duration>P1DT23H16M34S</meta:editing-duration>
    <meta:editing-cycles>3</meta:editing-cycles>
    <meta:generator>LibreOffice/6.4.7.2$Linux_X86_64 LibreOffice_project/40$Build-2</meta:generator>
    <meta:document-statistic meta:table-count="1" meta:cell-count="31" meta:object-count="0"/>
  </office:meta>
</office:document-meta>
</file>